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Courier New" fo:font-size="10pt" style:font-size-asian="10pt" style:font-size-complex="10pt"/>
    </style:style>
    <style:style style:name="P3" style:family="paragraph" style:parent-style-name="Standard">
      <style:text-properties style:font-name="Courier New" fo:font-size="10pt" style:font-size-asian="10pt" style:font-size-complex="10pt"/>
    </style:style>
    <style:style style:name="P4" style:family="paragraph" style:parent-style-name="Standard">
      <style:text-properties fo:font-weight="normal" style:font-weight-asian="normal" style:font-weight-complex="normal"/>
    </style:style>
    <style:style style:name="T1" style:family="text">
      <style:text-properties style:font-name="Courier New" fo:font-size="10pt" style:font-size-asian="10pt" style:font-size-complex="10pt"/>
    </style:style>
    <style:style style:name="T2" style:family="text">
      <style:text-properties style:text-position="super 75%" style:font-name="Courier New" fo:font-size="10pt" style:font-size-asian="10pt" style:font-size-complex="10pt"/>
    </style:style>
    <style:style style:name="T3" style:family="text">
      <style:text-properties style:font-name="Times New Roman" fo:font-size="10pt" style:font-size-asian="10pt" style:font-size-complex="10pt"/>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view</text:p>
      <text:p text:style-name="Standard">I investigated the relationships between states (countries, political entities, etc.) to see if political alliances are discoverable from actual, in-practice situations, and whether political/military alliances demonstrate any larger community relationships.</text:p>
      <text:p text:style-name="Standard"/>
      <text:p text:style-name="P1">Data</text:p>
      <text:p text:style-name="Standard">I use data from The Correlates of War Project (<text:a xlink:type="simple" xlink:href="http://www.correlatesofwar.org/" text:style-name="Internet_20_link" text:visited-style-name="Visited_20_Internet_20_Link">www.correlatesofwar.org</text:a>) which “records all instances of when one state threatened, displayed, or used force against another.” The data covers years 1816-2010.</text:p>
      <text:p text:style-name="Standard">I created a graph of alliances between states in each of the over 2500 militarized interstate disputes logged. Each dispute is numbered, and each involved state has a line in the data set. Each state is listed as on 'side A' or 'side B'. I extracted this information, and connected states which were on the same side of each dispute. There are over 200 states in the data (nodes), and there are over 2500 disputes (source of edges).</text:p>
      <text:p text:style-name="Standard"/>
      <text:p text:style-name="P1">Questions</text:p>
      <text:p text:style-name="Standard">Easy: Which states demonstrate the largest egonets? I predict these should be states which are recognized as world powers.</text:p>
      <text:p text:style-name="Standard">Hard: Which states, regardless of size of individual egonet, have the most highly connected egonet? That is, take the egonet of each state, remove the state itself from that graph, and 'rank' the connectedness of the remaining states. If a state's egonet is not particularly strongly connected, other than through itself, that might imply that a state is a bit of a bully, forcing alliances upon others for immediate, 'personal' reasons. A highly interconnected egonet minus the ego, implies a strong, deep relationship beyond that of immediate concerns.</text:p>
      <text:p text:style-name="Standard"/>
      <text:p text:style-name="P1">Algorithms and Data Structures</text:p>
      <text:p text:style-name="Standard">Main Data Structure: A classic graph using hashmaps. Each state represents a vertex. Each interstate dispute generated edges between each state on either side of said dispute.</text:p>
      <text:p text:style-name="Standard"/>
      <text:p text:style-name="Standard">Easy Question: I used the algorithm for generating the egonet for each state, and then ranked the size of each egonet.</text:p>
      <text:p text:style-name="Standard">Ranking the egonets by size generated this ranking:</text:p>
      <text:p text:style-name="P2">United States of America: 94</text:p>
      <text:p text:style-name="P2">United Kingdom: 82</text:p>
      <text:p text:style-name="P2">France: 82</text:p>
      <text:p text:style-name="P2">Russia: 73</text:p>
      <text:p text:style-name="P2">Greece: 70</text:p>
      <text:p text:style-name="P2">Canada: 69</text:p>
      <text:p text:style-name="P2">Netherlands: 69</text:p>
      <text:p text:style-name="P2">Italy: 69</text:p>
      <text:p text:style-name="P2">Turkey: 67</text:p>
      <text:p text:style-name="P2">Germany: 67</text:p>
      <text:p text:style-name="P2">Belgium: 66</text:p>
      <text:p text:style-name="P2">Poland: 58</text:p>
      <text:p text:style-name="P2">Spain: 57</text:p>
      <text:p text:style-name="P2">Morocco: 54</text:p>
      <text:p text:style-name="P2">Argentina: 54</text:p>
      <text:p text:style-name="P2">Australia: 54</text:p>
      <text:p text:style-name="P2">(only first 16 shown...)</text:p>
      <text:p text:style-name="Standard">It is apparent that these states with the largest egonets are indeed recognized world powers, and also historically “busy” colonizers, and such have many close relationships with former colonies.</text:p>
      <text:p text:style-name="Standard"/>
      <text:p text:style-name="Standard"><text:soft-page-break/></text:p>
      <text:p text:style-name="Standard">Harder Question: This algorithm expanded on the results of the first question. I took each state's egonet from the first question, removed the state itself, and from the remaining graph generated a “measure of connectedness” between the remaining states. I took a count of Strongly Connected Components from the “ego removed” graph as a measure of change. I also found the minimum cut of both the egonet and the egonet minus the ego. Both of these measures I divided by the total number of allies, and then summed them. The lower this number is, the more connected the graph is. My theory is that the more connected the graph, the “stronger” the relationships between a state and its allies.</text:p>
      <text:p text:style-name="Standard"/>
      <text:p text:style-name="Standard"/>
      <text:p text:style-name="Standard"/>
      <text:p text:style-name="P1">Algorithm Analysis</text:p>
      <text:p text:style-name="Standard">Pseudocode for finding egonet:</text:p>
      <text:p text:style-name="P2">Start with 'primary' vertex</text:p>
      <text:p text:style-name="P2">For each of the primary's allies<text:tab/><text:tab/><text:tab/>// potentially O(V) if allies</text:p>
      <text:p text:style-name="P2"><text:tab/><text:tab/><text:tab/><text:tab/><text:tab/><text:tab/><text:tab/><text:tab/><text:tab/>w/everyone</text:p>
      <text:p text:style-name="P2"><text:tab/>add the ally as a vertex</text:p>
      <text:p text:style-name="P2"><text:tab/>add an edge between primary and ally</text:p>
      <text:p text:style-name="P2">For each vertex in this subgraph</text:p>
      <text:p text:style-name="P2"><text:tab/>add edges between others in this graph<text:tab/>// potentially O(E) if complete</text:p>
      <text:p text:style-name="P2"><text:tab/><text:tab/><text:tab/><text:tab/><text:tab/><text:tab/><text:tab/><text:tab/><text:tab/>graph</text:p>
      <text:p text:style-name="P2"><text:tab/>(do NOT include edges to vertices not in this subgraph)</text:p>
      <text:p text:style-name="P2"/>
      <text:p text:style-name="Standard">The algorithm for finding egonets is linear to the number of vertices + number of edges. Worst case, if a graph is complete (all vertices connected directly to all others), the algorithm is <text:span text:style-name="T1">O(V+E)</text:span><text:span text:style-name="T3">.</text:span></text:p>
      <text:p text:style-name="Standard"/>
      <text:p text:style-name="Standard">For the Harder question, two algorithms are used: finding strongly connected components, and finding a minimum cut.</text:p>
      <text:p text:style-name="Standard"/>
      <text:p text:style-name="Standard">Pseudocode for finding strongly connected components:</text:p>
      <text:p text:style-name="Standard">This was presented in the lectures, so I will not repeat it here. Suffice to say that, as presented in the lecture, running time of finding strongly connected components is <text:span text:style-name="T1">O(V+E)</text:span>.</text:p>
      <text:p text:style-name="Standard"/>
      <text:p text:style-name="Standard">Pseudocode for finding minimum cut:</text:p>
      <text:p text:style-name="Standard">This is a randomized algorithm, therefor the largest factor of the run time is the number of times it is run. This is Karger's algorithm:</text:p>
      <text:p text:style-name="P2">Create a 'working' copy of the graph, because we're going to keep coming back to the original over and over.</text:p>
      <text:p text:style-name="P2">As long as there are more that two nodes:</text:p>
      <text:p text:style-name="P2"><text:tab/>Randomly select and edge</text:p>
      <text:p text:style-name="P2"><text:tab/>Contract the two attached nodes into one, maintaining all other edges,</text:p>
      <text:p text:style-name="P2"><text:tab/><text:tab/>including parallel edges, except inevitable self-loops, </text:p>
      <text:p text:style-name="P2">Number of parallel edges between remaining two vertices is the cut</text:p>
      <text:p text:style-name="P2">Maintain a lowest cut across many repetitions</text:p>
      <text:p text:style-name="Standard"/>
      <text:p text:style-name="Standard">This algorithm is linear to the number of edges – it selects m-1 edges each run. The factor that affects over all running time is, that to insure accuracy, the algorithm must be run many times. I run it:</text:p>
      <text:p text:style-name="Standard"><text:span text:style-name="T1">n</text:span><text:span text:style-name="T2">2</text:span><text:span text:style-name="T1"> ln n</text:span> times. This insures a very high chance of accuracy, though not extremely high. Pretty much a whole lot higher than my chances of winning the lottery AND being struck by lightning on the same day.</text:p>
      <text:p text:style-name="Standard"/>
      <text:p text:style-name="Standard">So for the whole of the hard question, running time is: <text:span text:style-name="T1">O(V+E) + O(V(n</text:span><text:span text:style-name="T2">2</text:span><text:span text:style-name="T1"> ln n))</text:span> which ultimately <text:soft-page-break/>boils down to quadratic, unless I am mistaken.</text:p>
      <text:p text:style-name="Standard"/>
      <text:p text:style-name="P1">Correctness verification</text:p>
      <text:p text:style-name="P4">I used the egonet creation algorithm from the warm up exercise. So that exercise served as the test for that algorithm. The biggest challenge in this easy question was parsing the data, and for that I simply used the first dozen lines or so from my actual data set. This helped in a number of ways, discovering numerous, small bugs, which didn't really affect the actual results, but affected the “translation” of data into a readable form.</text:p>
      <text:p text:style-name="P4"/>
      <text:p text:style-name="P4">Testing of the harder question algorithms was similar. I already had the data in the graph, so that was fine. The SCC methods were from the earlier assignment, so that exercise served as the test for that aspect of the algorithm. The work on the minimum cut algorithm was more difficult. I used some small graphs I had used in early graph testing, and compared my results to hand calculations. I manipulated those small graphs in several different ways, to make sure it was coming through in the calculations.</text:p>
      <text:p text:style-name="Standard"/>
      <text:p text:style-name="P1">Reflection</text:p>
      <text:p text:style-name="P1"><text:span text:style-name="T4">My work on the easier question played out pretty much as I had hoped. The harder question took several 'backward' steps, as I worked on it. I initially intended to use an algorithm I had found, created by Moody &amp; White, presented in a paper: Stuctural Cohesion and Embeddedness: A Heirachical Concept of Social Groups (2003). That paper, and another one (James Moody and Jonathan Coleman, Clustering and Cohesion in Networks: Concepts and Measures (2015)), as well as other easily discovered internet resources showed that my theory, in essence, was a valid one. My problem was that after two weeks of extensive research, I was not able to understand the algorithm well enough to implement my own, nor was I able to find a reasonable Java implementation that I could tie into my project and make it work.</text:span></text:p>
      <text:p text:style-name="P1"><text:span text:style-name="T4">The Moody &amp; White algorithm, “Cohesive Blocking Procedure for Identifying Connectivity Sets”, starts by identifying the connectivity, k, of the input graph. Connectivity is related to the minimum cut of a graph, according to Menger's theorem. And that's about as far as I was able to understand, if indeed I have understand that much. So I implemented a minimum cut operation.</text:span></text:p>
      <text:p text:style-name="P1"><text:span text:style-name="T4">To turn those numbers into something potentially useful and understandable in the real world, I divided the change in the minimum cut between the full egonet and the egonet minus the ego, by the total number of allies. I combined that number with the change in the number of scc's per ally. This total is what I use to represent connectedness. The lower the number, the more strongly connected the original graph.</text:span></text:p>
      <text:p text:style-name="Standard"/>
      <text:p text:style-name="P1">Lingering Concerns</text:p>
      <text:p text:style-name="P1"><text:span text:style-name="T4">I still have some concerns about my project on the whole. Primarily, there are two areas where I am not convinced I fully understand everything correctly: First, is the minimum cut actually a valuable tool to use – is it indeed a possible first step in the larger structural cohesion question. Second, am I interpreting the statistics I found correctly. I know that I am getting numbers I like, and that are interesting, but I am quite certain there are aspects of this interpretation that I do not know or understand correctly.</text:span></text:p>
      <text:p text:style-name="P1"><text:span text:style-name="T4">The other thing that I question about my project as a whole is whether the information I gathered, manipulated and interpreted is even valuable. I had a glimmer of hope that I would discover something practical about hawks and doves in the political/military realm. I don't think my conclusion says anything of value about pacifism, who does it well, or who does it poorly. This is a small disappointment for me.</text:span></text:p>
      <text:p text:style-name="P1"><text:span text:style-name="T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03T10:48:05.65</meta:creation-date>
    <meta:editing-duration>PT1H1M13S</meta:editing-duration>
    <meta:editing-cycles>2</meta:editing-cycles>
    <meta:generator>OpenOffice/4.1.2$Win32 OpenOffice.org_project/412m3$Build-9782</meta:generator>
    <meta:initial-creator>Michael Overman</meta:initial-creator>
    <dc:date>2016-10-03T13:24:02.78</dc:date>
    <dc:creator>Michael Overman</dc:creator>
    <meta:document-statistic meta:table-count="0" meta:image-count="0" meta:object-count="0" meta:page-count="3" meta:paragraph-count="68" meta:word-count="1454" meta:character-count="8681"/>
  </office:meta>
</office:document-meta>
</file>